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15795c"/>
    </style:style>
    <style:style style:name="P2" style:family="paragraph" style:parent-style-name="Heading_20_3">
      <style:text-properties officeooo:paragraph-rsid="00158aa7"/>
    </style:style>
    <style:style style:name="P3" style:family="paragraph" style:parent-style-name="Heading_20_4">
      <style:text-properties officeooo:paragraph-rsid="00158aa7"/>
    </style:style>
    <style:style style:name="P4" style:family="paragraph" style:parent-style-name="Horizontal_20_Line">
      <style:text-properties officeooo:paragraph-rsid="00158aa7"/>
    </style:style>
    <style:style style:name="P5" style:family="paragraph" style:parent-style-name="Preformatted_20_Text">
      <style:text-properties officeooo:paragraph-rsid="00158aa7"/>
    </style:style>
    <style:style style:name="P6" style:family="paragraph" style:parent-style-name="Preformatted_20_Text">
      <style:paragraph-properties fo:margin-left="0cm" fo:margin-right="0cm" fo:text-indent="0cm" style:auto-text-indent="false" style:writing-mode="lr-tb"/>
      <style:text-properties officeooo:paragraph-rsid="00158aa7"/>
    </style:style>
    <style:style style:name="P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158aa7"/>
    </style:style>
    <style:style style:name="P8" style:family="paragraph" style:parent-style-name="Preformatted_20_Text">
      <style:paragraph-properties style:writing-mode="lr-tb"/>
      <style:text-properties officeooo:paragraph-rsid="00158aa7"/>
    </style:style>
    <style:style style:name="P9" style:family="paragraph" style:parent-style-name="Preformatted_20_Text">
      <style:paragraph-properties fo:margin-top="0cm" fo:margin-bottom="0.499cm" style:contextual-spacing="false" style:writing-mode="lr-tb"/>
      <style:text-properties officeooo:paragraph-rsid="00158aa7"/>
    </style:style>
    <style:style style:name="P10" style:family="paragraph" style:parent-style-name="Text_20_body" style:list-style-name="L1">
      <style:text-properties officeooo:paragraph-rsid="0015795c"/>
    </style:style>
    <style:style style:name="P11" style:family="paragraph" style:parent-style-name="Text_20_body" style:list-style-name="L1">
      <style:paragraph-properties fo:margin-top="0cm" fo:margin-bottom="0cm" style:contextual-spacing="false"/>
      <style:text-properties officeooo:paragraph-rsid="0015795c"/>
    </style:style>
    <style:style style:name="P12" style:family="paragraph" style:parent-style-name="Text_20_body">
      <style:text-properties officeooo:paragraph-rsid="0015795c"/>
    </style:style>
    <style:style style:name="P13" style:family="paragraph" style:parent-style-name="Text_20_body" style:list-style-name="L3">
      <style:paragraph-properties fo:margin-top="0cm" fo:margin-bottom="0cm" style:contextual-spacing="false"/>
      <style:text-properties officeooo:paragraph-rsid="00158aa7"/>
    </style:style>
    <style:style style:name="P14" style:family="paragraph" style:parent-style-name="Text_20_body" style:list-style-name="L3">
      <style:text-properties officeooo:paragraph-rsid="00158aa7"/>
    </style:style>
    <style:style style:name="P15" style:family="paragraph" style:parent-style-name="Text_20_body" style:list-style-name="L8">
      <style:paragraph-properties fo:margin-top="0cm" fo:margin-bottom="0cm" style:contextual-spacing="false"/>
      <style:text-properties officeooo:paragraph-rsid="00158aa7"/>
    </style:style>
    <style:style style:name="P16" style:family="paragraph" style:parent-style-name="Text_20_body" style:list-style-name="L8">
      <style:text-properties officeooo:paragraph-rsid="00158aa7"/>
    </style:style>
    <style:style style:name="P17" style:family="paragraph" style:parent-style-name="Text_20_body" style:list-style-name="L9">
      <style:text-properties officeooo:paragraph-rsid="00158aa7"/>
    </style:style>
    <style:style style:name="P18" style:family="paragraph" style:parent-style-name="Text_20_body" style:list-style-name="L10">
      <style:text-properties officeooo:paragraph-rsid="00158aa7"/>
    </style:style>
    <style:style style:name="P19" style:family="paragraph" style:parent-style-name="Text_20_body" style:list-style-name="L11">
      <style:paragraph-properties fo:margin-top="0cm" fo:margin-bottom="0cm" style:contextual-spacing="false"/>
      <style:text-properties officeooo:paragraph-rsid="00158aa7"/>
    </style:style>
    <style:style style:name="P20" style:family="paragraph" style:parent-style-name="Text_20_body" style:list-style-name="L11">
      <style:text-properties officeooo:paragraph-rsid="00158aa7"/>
    </style:style>
    <style:style style:name="P21" style:family="paragraph" style:parent-style-name="Text_20_body" style:list-style-name="L12">
      <style:paragraph-properties fo:margin-top="0cm" fo:margin-bottom="0cm" style:contextual-spacing="false"/>
      <style:text-properties officeooo:paragraph-rsid="00158aa7"/>
    </style:style>
    <style:style style:name="P22" style:family="paragraph" style:parent-style-name="Text_20_body" style:list-style-name="L12">
      <style:text-properties officeooo:paragraph-rsid="00158aa7"/>
    </style:style>
    <style:style style:name="P23" style:family="paragraph" style:parent-style-name="Text_20_body">
      <style:text-properties officeooo:paragraph-rsid="00158aa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Domini SQL Predefiniti</text:span></text:h>
      <text:list text:style-name="L1">
        <text:list-item>
          <text:p text:style-name="P10"><text:span text:style-name="Strong_20_Emphasis">Domini numerici:</text:span></text:p>
          <text:list>
            <text:list-item>
              <text:p text:style-name="P11">Interi: <text:span text:style-name="Source_20_Text">integer</text:span>, <text:span text:style-name="Source_20_Text">smallint</text:span>, etc.</text:p>
            </text:list-item>
            <text:list-item>
              <text:p text:style-name="P11">Decimali: <text:span text:style-name="Source_20_Text">numeric(precision, scale)</text:span>, <text:span text:style-name="Source_20_Text">decimal(precision, scale)</text:span></text:p>
            </text:list-item>
            <text:list-item>
              <text:p text:style-name="P11">Approssimati: <text:span text:style-name="Source_20_Text">float(precision)</text:span>, <text:span text:style-name="Source_20_Text">real</text:span>, <text:span text:style-name="Source_20_Text">double precision</text:span></text:p>
            </text:list-item>
          </text:list>
        </text:list-item>
        <text:list-item>
          <text:p text:style-name="P10"><text:span text:style-name="Strong_20_Emphasis">Stringhe:</text:span></text:p>
          <text:list>
            <text:list-item>
              <text:p text:style-name="P11"><text:span text:style-name="Source_20_Text">character</text:span>, <text:span text:style-name="Source_20_Text">character varying(lung_max)</text:span>, <text:span text:style-name="Source_20_Text">text</text:span></text:p>
            </text:list-item>
          </text:list>
        </text:list-item>
        <text:list-item>
          <text:p text:style-name="P10"><text:span text:style-name="Strong_20_Emphasis">Istanti temporali:</text:span></text:p>
          <text:list>
            <text:list-item>
              <text:p text:style-name="P11"><text:span text:style-name="Source_20_Text">date</text:span>, <text:span text:style-name="Source_20_Text">time</text:span>, <text:span text:style-name="Source_20_Text">timestamp</text:span></text:p>
            </text:list-item>
          </text:list>
        </text:list-item>
        <text:list-item>
          <text:p text:style-name="P10"><text:span text:style-name="Strong_20_Emphasis">Intervalli temporali:</text:span></text:p>
          <text:list>
            <text:list-item>
              <text:p text:style-name="P11"><text:span text:style-name="Source_20_Text">interval</text:span></text:p>
            </text:list-item>
          </text:list>
        </text:list-item>
        <text:list-item>
          <text:p text:style-name="P10"><text:span text:style-name="Strong_20_Emphasis">Valori booleani:</text:span></text:p>
          <text:list>
            <text:list-item>
              <text:p text:style-name="P11"><text:span text:style-name="Source_20_Text">boolean</text:span></text:p>
            </text:list-item>
          </text:list>
        </text:list-item>
        <text:list-item>
          <text:p text:style-name="P10"><text:span text:style-name="Strong_20_Emphasis">Dati non strutturati di grandi dimensioni:</text:span></text:p>
          <text:list>
            <text:list-item>
              <text:p text:style-name="P10"><text:span text:style-name="Source_20_Text">CLOB</text:span>, <text:span text:style-name="Source_20_Text">BLOB</text:span></text:p>
            </text:list-item>
          </text:list>
        </text:list-item>
      </text:list>
      <text:p text:style-name="P12"><text:span text:style-name="Source_20_Text"/></text:p>
      <text:h text:style-name="P2" text:outline-level="3"><text:span text:style-name="Strong_20_Emphasis">Domini SQL definiti dall’utente</text:span></text:h>
      <text:p text:style-name="P23">È possibile per l'utente definire nuovi <text:span text:style-name="Strong_20_Emphasis">domini</text:span> in SQL, che possono essere utilizzati allo stesso modo dei domini predefiniti. I domini definiti dall'utente possono essere:</text:p>
      <text:list text:style-name="L3">
        <text:list-item>
          <text:p text:style-name="P13"><text:span text:style-name="Strong_20_Emphasis">Domini di specializzazione</text:span> di altri domini</text:p>
        </text:list-item>
        <text:list-item>
          <text:p text:style-name="P13"><text:span text:style-name="Strong_20_Emphasis">Domini di tipo enumerativo</text:span></text:p>
        </text:list-item>
        <text:list-item>
          <text:p text:style-name="P14"><text:span text:style-name="Strong_20_Emphasis">Domini di tipo record</text:span></text:p>
        </text:list-item>
      </text:list>
      <text:p text:style-name="P23">SQL offre due comandi principali per la creazione di domini definiti dall'utente:</text:p>
      <text:list text:style-name="L8">
        <text:list-item>
          <text:p text:style-name="P15"><text:span text:style-name="Source_20_Text">CREATE DOMAIN ...</text:span></text:p>
        </text:list-item>
        <text:list-item>
          <text:p text:style-name="P16"><text:span text:style-name="Source_20_Text">CREATE TYPE ...</text:span></text:p>
        </text:list-item>
      </text:list>
      <text:p text:style-name="P23">Questi comandi offrono funzionalità differenti.</text:p>
      <text:p text:style-name="P4"/>
      <text:h text:style-name="P2" text:outline-level="3"><text:span text:style-name="Strong_20_Emphasis">Definizione di domini SQL specializzati</text:span></text:h>
      <text:p text:style-name="P23">Un <text:span text:style-name="Strong_20_Emphasis">dominio specializzato</text:span> definisce un insieme di valori che è un sottoinsieme dei valori di un dominio esistente.</text:p>
      <text:p text:style-name="P23">La sintassi per creare un dominio specializzato è:</text:p>
      <text:p text:style-name="P5">sql</text:p>
      <text:p text:style-name="P5">Copia codice</text:p>
      <text:p text:style-name="P6"><text:span text:style-name="Source_20_Text">CREATE DOMAIN nome_dominio AS tipo_base</text:span></text:p>
      <text:p text:style-name="P8"><text:span text:style-name="Source_20_Text"><text:s text:c="2"/>[ DEFAULT valore ]</text:span></text:p>
      <text:p text:style-name="P9"><text:span text:style-name="Source_20_Text"><text:s text:c="2"/>[ CONSTRAINT vincolo ]</text:span></text:p>
      <text:h text:style-name="P3" text:outline-level="4"><text:soft-page-break/><text:span text:style-name="Strong_20_Emphasis">Esempio:</text:span></text:h>
      <text:p text:style-name="P23">Definizione del dominio <text:span text:style-name="Strong_20_Emphasis">voto</text:span> (interi tra 18 e 30):</text:p>
      <text:p text:style-name="P5">sql</text:p>
      <text:p text:style-name="P5">Copia codice</text:p>
      <text:p text:style-name="P6"><text:span text:style-name="Source_20_Text">CREATE DOMAIN voto AS INTEGER</text:span></text:p>
      <text:p text:style-name="P8"><text:span text:style-name="Source_20_Text"><text:s text:c="2"/>DEFAULT 0</text:span></text:p>
      <text:p text:style-name="P9"><text:span text:style-name="Source_20_Text"><text:s text:c="2"/>CHECK (VALUE &gt;= 18 AND VALUE &lt;= 30)</text:span></text:p>
      <text:p text:style-name="P23">Il <text:span text:style-name="Strong_20_Emphasis">vincolo</text:span> definisce i valori del dominio base che sono anche valori del dominio specializzato. Si usano le parole chiave <text:span text:style-name="Source_20_Text">CHECK</text:span> e <text:span text:style-name="Source_20_Text">VALUE</text:span> per applicare il vincolo.</text:p>
      <text:p text:style-name="P4"/>
      <text:h text:style-name="P2" text:outline-level="3"><text:span text:style-name="Strong_20_Emphasis">Definizione di domini SQL di tipo enumerativo</text:span></text:h>
      <text:p text:style-name="P23">Un <text:span text:style-name="Strong_20_Emphasis">dominio di tipo enumerativo</text:span> definisce un insieme finito, piccolo e stabile di valori, ognuno identificato da un'etichetta.</text:p>
      <text:p text:style-name="P23">La sintassi per creare un dominio enumerativo è:</text:p>
      <text:p text:style-name="P5">sql</text:p>
      <text:p text:style-name="P5">Copia codice</text:p>
      <text:p text:style-name="P7"><text:span text:style-name="Source_20_Text">CREATE TYPE nome_dominio AS ENUM ('valore1', 'valore2', ..., 'valoreN')</text:span></text:p>
      <text:h text:style-name="P3" text:outline-level="4"><text:span text:style-name="Strong_20_Emphasis">Esempi:</text:span></text:h>
      <text:list text:style-name="L9">
        <text:list-item>
          <text:p text:style-name="P17"><text:span text:style-name="Strong_20_Emphasis">Definizione del dominio enumerativo </text:span><text:span text:style-name="Source_20_Text">genere</text:span> (con valori: 'M' e 'F'):</text:p>
        </text:list-item>
      </text:list>
      <text:p text:style-name="P5">sql</text:p>
      <text:p text:style-name="P5">Copia codice</text:p>
      <text:p text:style-name="P7"><text:span text:style-name="Source_20_Text">CREATE TYPE genere AS ENUM ('M', 'F')</text:span></text:p>
      <text:list text:style-name="L10">
        <text:list-item>
          <text:p text:style-name="P18"><text:span text:style-name="Strong_20_Emphasis">Definizione del dominio enumerativo </text:span><text:span text:style-name="Source_20_Text">continente</text:span> (con sei valori):</text:p>
        </text:list-item>
      </text:list>
      <text:p text:style-name="P5">sql</text:p>
      <text:p text:style-name="P5">Copia codice</text:p>
      <text:p text:style-name="P7"><text:span text:style-name="Source_20_Text">CREATE TYPE continente AS ENUM ('America Nord', 'America Sud', 'Africa', 'Europa', 'Asia', 'Oceania')</text:span></text:p>
      <text:p text:style-name="P23"><text:span text:style-name="Strong_20_Emphasis">Nota</text:span>: Le etichette (ad esempio, <text:span text:style-name="Source_20_Text">'America Nord'</text:span>) non sono stringhe, ma identificatori per gli elementi dell'insieme (anche se vengono racchiuse tra apici!).</text:p>
      <text:p text:style-name="P4"/>
      <text:h text:style-name="P2" text:outline-level="3"><text:span text:style-name="Strong_20_Emphasis">Definizione di domini SQL di tipo record</text:span></text:h>
      <text:p text:style-name="P23">Un <text:span text:style-name="Strong_20_Emphasis">dominio di tipo record</text:span> (o dominio composto) definisce valori che sono record di valori, uno per ogni campo del record. Ogni campo di un record avrà un proprio dominio.</text:p>
      <text:p text:style-name="P23">La sintassi per creare un dominio di tipo record è:</text:p>
      <text:p text:style-name="P5">sql</text:p>
      <text:p text:style-name="P5">Copia codice</text:p>
      <text:p text:style-name="P6"><text:span text:style-name="Source_20_Text">CREATE TYPE nome_dominio AS (</text:span></text:p>
      <text:p text:style-name="P8"><text:span text:style-name="Source_20_Text"><text:s text:c="2"/>campo1 dominio1,</text:span></text:p>
      <text:p text:style-name="P8"><text:span text:style-name="Source_20_Text"><text:s text:c="2"/>campo2 dominio2,</text:span></text:p>
      <text:p text:style-name="P8"><text:span text:style-name="Source_20_Text"><text:s text:c="2"/>...</text:span></text:p>
      <text:p text:style-name="P8"><text:span text:style-name="Source_20_Text"><text:s text:c="2"/>campoN dominioN</text:span></text:p>
      <text:p text:style-name="P9"><text:soft-page-break/><text:span text:style-name="Source_20_Text">)</text:span></text:p>
      <text:h text:style-name="P3" text:outline-level="4"><text:span text:style-name="Strong_20_Emphasis">Esempio:</text:span></text:h>
      <text:p text:style-name="P23">Definizione del dominio composto <text:span text:style-name="Strong_20_Emphasis">indirizzo</text:span> (con campi per "via" e "città"):</text:p>
      <text:p text:style-name="P5">sql</text:p>
      <text:p text:style-name="P5">Copia codice</text:p>
      <text:p text:style-name="P6"><text:span text:style-name="Source_20_Text">CREATE TYPE indirizzo AS (</text:span></text:p>
      <text:p text:style-name="P8"><text:span text:style-name="Source_20_Text"><text:s text:c="2"/>via VARCHAR(200),</text:span></text:p>
      <text:p text:style-name="P8"><text:span text:style-name="Source_20_Text"><text:s text:c="2"/>citta VARCHAR(100)</text:span></text:p>
      <text:p text:style-name="P9"><text:span text:style-name="Source_20_Text">)</text:span></text:p>
      <text:p text:style-name="P23"><text:span text:style-name="Strong_20_Emphasis">Nota</text:span>: Il costrutto <text:span text:style-name="Source_20_Text">CREATE TYPE</text:span> è implementato in modo non-standard da alcuni DBMS e può soffrire di limitazioni (ad esempio, potrebbe non supportare vincoli di dominio tramite <text:span text:style-name="Source_20_Text">CHECK</text:span> e/o <text:span text:style-name="Source_20_Text">NOT NULL</text:span>). Qui viene mostrata la sintassi di PostgreSQL, ma è importante consultare sempre la documentazione del DBMS in uso.</text:p>
      <text:p text:style-name="P4"/>
      <text:h text:style-name="P2" text:outline-level="3"><text:span text:style-name="Strong_20_Emphasis">Modifica e cancellazione di domini</text:span></text:h>
      <text:p text:style-name="P23">I domini creati dall'utente possono essere <text:span text:style-name="Strong_20_Emphasis">modificati</text:span> o <text:span text:style-name="Strong_20_Emphasis">rimossi</text:span>.</text:p>
      <text:h text:style-name="P3" text:outline-level="4"><text:span text:style-name="Strong_20_Emphasis">Modifica di un dominio:</text:span></text:h>
      <text:list text:style-name="L11">
        <text:list-item>
          <text:p text:style-name="P19"><text:span text:style-name="Source_20_Text">ALTER DOMAIN &lt;nome_dominio&gt;</text:span></text:p>
        </text:list-item>
        <text:list-item>
          <text:p text:style-name="P20"><text:span text:style-name="Source_20_Text">ALTER TYPE &lt;nome_dominio&gt;</text:span></text:p>
        </text:list-item>
      </text:list>
      <text:h text:style-name="P3" text:outline-level="4"><text:span text:style-name="Strong_20_Emphasis">Cancellazione di un dominio:</text:span></text:h>
      <text:list text:style-name="L12">
        <text:list-item>
          <text:p text:style-name="P21"><text:span text:style-name="Source_20_Text">DROP DOMAIN &lt;nome_dominio&gt;</text:span></text:p>
        </text:list-item>
        <text:list-item>
          <text:p text:style-name="P22"><text:span text:style-name="Source_20_Text">DROP TYPE &lt;nome_dominio&gt;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22:55:24.427170361</meta:creation-date>
    <meta:generator>LibreOffice/24.2.6.2$Linux_X86_64 LibreOffice_project/420$Build-2</meta:generator>
    <dc:date>2024-11-25T04:18:25.578508506</dc:date>
    <meta:editing-duration>PT20S</meta:editing-duration>
    <meta:editing-cycles>2</meta:editing-cycles>
    <meta:document-statistic meta:table-count="0" meta:image-count="0" meta:object-count="0" meta:page-count="3" meta:paragraph-count="84" meta:word-count="519" meta:character-count="3325" meta:non-whitespace-character-count="2895"/>
  </office:meta>
</office:document-meta>
</file>